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" svg:font-family="Courier"/>
    <style:font-face style:name="Helvetica" svg:font-family="Helvetica"/>
    <style:font-face style:name="HelveticaOblique" svg:font-family="HelveticaOblique"/>
    <style:font-face style:name="Times" svg:font-family="Time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808080"/>
    </style:style>
    <style:style style:name="gr3" style:family="graphic" style:parent-style-name="standard">
      <style:graphic-properties draw:stroke="none" draw:fill="solid" draw:fill-color="#2c2c2c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0.47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635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00e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0.343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solid" draw:fill-color="#551a8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808080"/>
    </style:style>
    <style:style style:name="P3" style:family="paragraph">
      <loext:graphic-properties draw:fill="solid" draw:fill-color="#2c2c2c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3.5pt" style:font-size-asian="13.5pt" style:font-size-complex="13.5pt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loext:graphic-properties draw:fill="solid" draw:fill-color="#0000ee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text-properties fo:font-size="9.80000019073486pt" style:font-size-asian="9.80000019073486pt" style:font-size-complex="9.80000019073486pt"/>
    </style:style>
    <style:style style:name="P11" style:family="paragraph">
      <loext:graphic-properties draw:fill="none" draw:fill-color="#ffffff"/>
      <style:text-properties fo:font-size="10.5pt" style:font-size-asian="10.5pt" style:font-size-complex="10.5pt"/>
    </style:style>
    <style:style style:name="P12" style:family="paragraph">
      <loext:graphic-properties draw:fill="solid" draw:fill-color="#551a8b"/>
    </style:style>
    <style:style style:name="P1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4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style:font-name="HelveticaOblique" fo:font-size="13.5pt" fo:font-style="italic" style:font-size-asian="13.5pt" style:font-name-complex="HelveticaOblique" style:font-size-complex="13.5pt" style:font-style-complex="italic"/>
    </style:style>
    <style:style style:name="T2" style:family="text">
      <style:text-properties fo:color="#000000" style:font-name="Helvetica" fo:font-size="18pt" fo:font-weight="bold" style:font-size-asian="18pt" style:font-name-complex="Helvetica" style:font-size-complex="18pt" style:font-weight-complex="bold"/>
    </style:style>
    <style:style style:name="T3" style:family="text">
      <style:text-properties fo:color="#000000" style:font-name="Times" fo:font-size="12pt" style:font-size-asian="12pt" style:font-name-complex="Times" style:font-size-complex="12pt"/>
    </style:style>
    <style:style style:name="T4" style:family="text">
      <style:text-properties fo:color="#0000ee" style:font-name="Times" fo:font-size="12pt" style:font-size-asian="12pt" style:font-name-complex="Times" style:font-size-complex="12pt"/>
    </style:style>
    <style:style style:name="T5" style:family="text">
      <style:text-properties fo:color="#000000" style:font-name="Times" fo:font-size="12pt" fo:font-style="italic" style:font-size-asian="12pt" style:font-name-complex="Times" style:font-size-complex="12pt" style:font-style-complex="italic"/>
    </style:style>
    <style:style style:name="T6" style:family="text">
      <style:text-properties fo:color="#fa0000" style:font-name="Times" fo:font-size="12pt" fo:font-weight="bold" style:font-size-asian="12pt" style:font-name-complex="Times" style:font-size-complex="12pt" style:font-weight-complex="bold"/>
    </style:style>
    <style:style style:name="T7" style:family="text">
      <style:text-properties fo:color="#0000ff" style:font-name="Times" fo:font-size="12pt" style:font-size-asian="12pt" style:font-name-complex="Times" style:font-size-complex="12pt"/>
    </style:style>
    <style:style style:name="T8" style:family="text">
      <style:text-properties fo:color="#0000ff" style:font-name="Times" fo:font-size="12pt" fo:font-style="italic" style:font-size-asian="12pt" style:font-name-complex="Times" style:font-size-complex="12pt" style:font-style-complex="italic"/>
    </style:style>
    <style:style style:name="T9" style:family="text">
      <style:text-properties fo:color="#000000" style:font-name="Times" fo:font-size="12pt" fo:font-weight="bold" style:font-size-asian="12pt" style:font-name-complex="Times" style:font-size-complex="12pt" style:font-weight-complex="bold"/>
    </style:style>
    <style:style style:name="T10" style:family="text">
      <style:text-properties fo:color="#008000" style:font-name="Courier" fo:font-size="9.80000019073486pt" style:font-size-asian="9.80000019073486pt" style:font-name-complex="Courier" style:font-size-complex="9.80000019073486pt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color="#551a8b" style:font-name="Times" fo:font-size="12pt" style:font-size-asian="12pt" style:font-name-complex="Times" style:font-size-complex="12pt"/>
    </style:style>
    <style:style style:name="T13" style:family="text">
      <style:text-properties fo:color="#000000" style:font-name="Times" fo:font-size="14.1000003814697pt" fo:font-weight="bold" style:font-size-asian="14.1000003814697pt" style:font-name-complex="Times" style:font-size-complex="14.1000003814697pt" style:font-weight-complex="bold"/>
    </style:style>
    <style:style style:name="T14" style:family="text">
      <style:text-properties fo:color="#0000ff" style:font-name="Helvetica" fo:font-size="12pt" fo:font-weight="bold" style:font-size-asian="12pt" style:font-name-complex="Helvetica" style:font-size-complex="12pt" style:font-weight-complex="bold"/>
    </style:style>
    <style:style style:name="T15" style:family="text">
      <style:text-properties fo:color="#0000ff" style:font-name="Helvetica" fo:font-size="12pt" style:font-size-asian="12pt" style:font-name-complex="Helvetica" style:font-size-complex="12pt"/>
    </style:style>
    <style:style style:name="T16" style:family="text">
      <style:text-properties fo:color="#000000" style:font-name="Helvetica" fo:font-size="12pt" style:font-size-asian="12pt" style:font-name-complex="Helvetica" style:font-size-complex="12pt"/>
    </style:style>
    <style:style style:name="T17" style:family="text">
      <style:text-properties fo:color="#0000ee" style:font-name="Helvetica" fo:font-size="12pt" style:font-size-asian="12pt" style:font-name-complex="Helvetica" style:font-size-complex="12pt"/>
    </style:style>
    <style:style style:name="T18" style:family="text">
      <style:text-properties fo:color="#000000" style:font-name="Arial" fo:font-size="12pt" style:font-size-asian="12pt" style:font-name-complex="Arial" style:font-size-complex="12pt"/>
    </style:style>
    <style:style style:name="T19" style:family="text">
      <style:text-properties fo:color="#551a8b" style:font-name="Arial" fo:font-size="12pt" style:font-size-asian="12pt" style:font-name-complex="Arial" style:font-size-complex="12pt"/>
    </style:style>
    <style:style style:name="T20" style:family="text">
      <style:text-properties fo:color="#0000ee" style:font-name="Arial" fo:font-size="12pt" style:font-size-asian="12pt" style:font-name-complex="Arial" style:font-size-complex="12pt"/>
    </style:style>
    <style:style style:name="T21" style:family="text">
      <style:text-properties fo:color="#000000" style:font-name="Times" fo:font-size="10pt" style:font-size-asian="10pt" style:font-name-complex="Times" style:font-size-complex="10pt"/>
    </style:style>
    <style:style style:name="T22" style:family="text">
      <style:text-properties fo:color="#0000ee" style:font-name="Times" fo:font-size="10pt" style:font-size-asian="10pt" style:font-name-complex="Times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.65cm" svg:height="54.209cm" svg:x="0.987cm" svg:y="0.987cm" svg:viewBox="0 0 19651 54210" draw:points="0,0 19651,0 19651,54210 0,54210">
          <text:p/>
        </draw:polygon>
        <draw:polygon draw:style-name="gr1" draw:text-style-name="P1" draw:layer="layout" svg:width="19.226cm" svg:height="1.298cm" svg:x="1.199cm" svg:y="1.199cm" svg:viewBox="0 0 19227 1299" draw:points="0,0 19227,0 19227,1299 0,1299">
          <text:p/>
        </draw:polygon>
        <draw:polygon draw:style-name="gr1" draw:text-style-name="P1" draw:layer="layout" svg:width="19.226cm" svg:height="0.556cm" svg:x="1.199cm" svg:y="1.199cm" svg:viewBox="0 0 19227 557" draw:points="0,0 19227,0 19227,557 0,557">
          <text:p/>
        </draw:polygon>
        <draw:polygon draw:style-name="gr2" draw:text-style-name="P2" draw:layer="layout" svg:width="15.36cm" svg:height="0.027cm" svg:x="3.132cm" svg:y="26.41cm" svg:viewBox="0 0 15361 28" draw:points="0,0 15361,0 15361,28 0,28">
          <text:p/>
        </draw:polygon>
        <draw:polygon draw:style-name="gr3" draw:text-style-name="P3" draw:layer="layout" svg:width="0.027cm" svg:height="3.919cm" svg:x="18.465cm" svg:y="26.41cm" svg:viewBox="0 0 28 3920" draw:points="0,27 0,3920 28,3920 28,0">
          <text:p/>
        </draw:polygon>
        <draw:polygon draw:style-name="gr2" draw:text-style-name="P2" draw:layer="layout" svg:width="0.028cm" svg:height="3.919cm" svg:x="3.132cm" svg:y="26.41cm" svg:viewBox="0 0 29 3920" draw:points="0,0 0,3920 29,3894 29,0">
          <text:p/>
        </draw:polygon>
        <draw:polygon draw:style-name="gr3" draw:text-style-name="P3" draw:layer="layout" svg:width="15.201cm" svg:height="0.026cm" svg:x="3.212cm" svg:y="26.49cm" svg:viewBox="0 0 15202 27" draw:points="0,0 15202,0 15202,27 0,27">
          <text:p/>
        </draw:polygon>
        <draw:polygon draw:style-name="gr2" draw:text-style-name="P2" draw:layer="layout" svg:width="0.027cm" svg:height="3.76cm" svg:x="18.386cm" svg:y="26.49cm" svg:viewBox="0 0 28 3761" draw:points="0,26 0,3761 28,3761 28,0">
          <text:p/>
        </draw:polygon>
        <draw:polygon draw:style-name="gr3" draw:text-style-name="P3" draw:layer="layout" svg:width="0.026cm" svg:height="3.76cm" svg:x="3.212cm" svg:y="26.49cm" svg:viewBox="0 0 27 3761" draw:points="0,0 0,3761 27,3735 27,0">
          <text:p/>
        </draw:polygon>
        <draw:frame draw:style-name="gr4" draw:text-style-name="P5" draw:layer="layout" svg:width="7.52cm" svg:height="0.547cm" svg:x="13.802cm" svg:y="1.207cm">
          <draw:text-box>
            <text:p text:style-name="P4"><text:span text:style-name="T1">Data Structures and </text:span><text:span text:style-name="T1">Algorithms</text:span></text:p>
          </draw:text-box>
        </draw:frame>
        <draw:frame draw:style-name="gr5" draw:text-style-name="P6" draw:layer="layout" svg:width="7.406cm" svg:height="0.635cm" svg:x="1.2cm" svg:y="1.875cm">
          <draw:text-box>
            <text:p text:style-name="P4"><text:span text:style-name="T2">10.2 Dijkstra's </text:span><text:span text:style-name="T2">Algorithm</text:span></text:p>
          </draw:text-box>
        </draw:frame>
        <draw:polygon draw:style-name="gr6" draw:text-style-name="P7" draw:layer="layout" svg:width="2.302cm" svg:height="0.026cm" svg:x="9.06cm" svg:y="3.318cm" svg:viewBox="0 0 2303 27" draw:points="0,0 2303,0 2303,27 0,27">
          <text:p/>
        </draw:polygon>
        <draw:frame draw:style-name="gr7" draw:text-style-name="P8" draw:layer="layout" svg:width="19.086cm" svg:height="0.423cm" svg:x="1.2cm" svg:y="3.002cm">
          <draw:text-box>
            <text:p text:style-name="P4"><text:span text:style-name="T3">Djikstra's algorithm (named after its </text:span><text:span text:style-name="T3">discover, </text:span><text:span text:style-name="T4">E.W. Dijkstra</text:span><text:span text:style-name="T3">) solves the </text:span><text:span text:style-name="T3">problem of ﬁnding the shortest path </text:span><text:span text:style-name="T3">from</text:span></text:p>
          </draw:text-box>
        </draw:frame>
        <draw:frame draw:style-name="gr7" draw:text-style-name="P8" draw:layer="layout" svg:width="18.065cm" svg:height="0.423cm" svg:x="1.2cm" svg:y="3.479cm">
          <draw:text-box>
            <text:p text:style-name="P4"><text:span text:style-name="T3">a point in a graph (the </text:span><text:span text:style-name="T5">source</text:span><text:span text:style-name="T3">) to a </text:span><text:span text:style-name="T3">destination. It turns out that one can </text:span><text:span text:style-name="T3">ﬁnd the shortest paths from a given</text:span></text:p>
          </draw:text-box>
        </draw:frame>
        <draw:frame draw:style-name="gr7" draw:text-style-name="P8" draw:layer="layout" svg:width="17.859cm" svg:height="0.424cm" svg:x="1.2cm" svg:y="3.956cm">
          <draw:text-box>
            <text:p text:style-name="P4"><text:span text:style-name="T3">source to </text:span><text:span text:style-name="T5">all</text:span><text:span text:style-name="T3"> points in a graph in the </text:span><text:span text:style-name="T3">same time, hence this problem is </text:span><text:span text:style-name="T3">sometimes called the </text:span><text:span text:style-name="T6">single-source</text:span></text:p>
          </draw:text-box>
        </draw:frame>
        <draw:frame draw:style-name="gr7" draw:text-style-name="P8" draw:layer="layout" svg:width="4.15cm" svg:height="0.424cm" svg:x="1.2cm" svg:y="4.432cm">
          <draw:text-box>
            <text:p text:style-name="P4"><text:span text:style-name="T6">shortest paths</text:span><text:span text:style-name="T3"> problem.</text:span></text:p>
          </draw:text-box>
        </draw:frame>
        <draw:frame draw:style-name="gr7" draw:text-style-name="P8" draw:layer="layout" svg:width="17.071cm" svg:height="0.423cm" svg:x="2.259cm" svg:y="5.333cm">
          <draw:text-box>
            <text:p text:style-name="P4"><text:span text:style-name="T7">The somewhat unexpected result that </text:span><text:span text:style-name="T8">all</text:span><text:span text:style-name="T7"> the paths can be found as easily as </text:span><text:span text:style-name="T7">one further demonstrates</text:span></text:p>
          </draw:text-box>
        </draw:frame>
        <draw:frame draw:style-name="gr7" draw:text-style-name="P8" draw:layer="layout" svg:width="8.16cm" svg:height="0.423cm" svg:x="2.259cm" svg:y="5.809cm">
          <draw:text-box>
            <text:p text:style-name="P4"><text:span text:style-name="T7">the value of reading the literature on </text:span><text:span text:style-name="T7">algorithms!</text:span></text:p>
          </draw:text-box>
        </draw:frame>
        <draw:frame draw:style-name="gr7" draw:text-style-name="P8" draw:layer="layout" svg:width="18.701cm" svg:height="0.423cm" svg:x="1.2cm" svg:y="6.71cm">
          <draw:text-box>
            <text:p text:style-name="P4"><text:span text:style-name="T3">This problem is related to the spanning </text:span><text:span text:style-name="T3">tree one. The graph representing all </text:span><text:span text:style-name="T3">the paths from one vertex to all the</text:span></text:p>
          </draw:text-box>
        </draw:frame>
        <draw:frame draw:style-name="gr7" draw:text-style-name="P8" draw:layer="layout" svg:width="18.84cm" svg:height="0.423cm" svg:x="1.2cm" svg:y="7.186cm">
          <draw:text-box>
            <text:p text:style-name="P4"><text:span text:style-name="T3">others must be a spanning tree - it must </text:span><text:span text:style-name="T3">include all vertices. There will also be </text:span><text:span text:style-name="T3">no cycles as a cycle would deﬁne</text:span></text:p>
          </draw:text-box>
        </draw:frame>
        <draw:frame draw:style-name="gr7" draw:text-style-name="P8" draw:layer="layout" svg:width="14.222cm" svg:height="0.423cm" svg:x="1.2cm" svg:y="7.663cm">
          <draw:text-box>
            <text:p text:style-name="P4"><text:span text:style-name="T3">more than one path from the selected </text:span><text:span text:style-name="T3">vertex to at least one other vertex. For </text:span><text:span text:style-name="T3">a graph,</text:span></text:p>
          </draw:text-box>
        </draw:frame>
        <draw:frame draw:style-name="gr7" draw:text-style-name="P8" draw:layer="layout" svg:width="1.725cm" svg:height="0.424cm" svg:x="6.439cm" svg:y="8.775cm">
          <draw:text-box>
            <text:p text:style-name="P4"><text:span text:style-name="T9">G</text:span><text:span text:style-name="T3"> = </text:span><text:span text:style-name="T9">(V,E)</text:span></text:p>
          </draw:text-box>
        </draw:frame>
        <draw:path draw:style-name="gr8" draw:text-style-name="P9" draw:layer="layout" svg:width="0.133cm" svg:height="0.132cm" svg:x="10.6cm" svg:y="8.879cm" svg:viewBox="0 0 134 133" svg:d="M134 67c0 44-22 66-67 66s-67-22-67-66c0-45 22-67 67-67s67 22 67 67z">
          <text:p/>
        </draw:path>
        <draw:frame draw:style-name="gr7" draw:text-style-name="P8" draw:layer="layout" svg:width="1.031cm" svg:height="0.423cm" svg:x="8.522cm" svg:y="8.775cm">
          <draw:text-box>
            <text:p text:style-name="P4"><text:span text:style-name="T3">where</text:span></text:p>
          </draw:text-box>
        </draw:frame>
        <draw:path draw:style-name="gr8" draw:text-style-name="P9" draw:layer="layout" svg:width="0.133cm" svg:height="0.132cm" svg:x="10.6cm" svg:y="9.356cm" svg:viewBox="0 0 134 133" svg:d="M134 66c0 45-22 67-67 67s-67-22-67-67c0-44 22-66 67-66s67 22 67 66z">
          <text:p/>
        </draw:path>
        <draw:frame draw:style-name="gr7" draw:text-style-name="P8" draw:layer="layout" svg:width="4.151cm" svg:height="0.424cm" svg:x="11.011cm" svg:y="8.775cm">
          <draw:text-box>
            <text:p text:style-name="P4"><text:span text:style-name="T9">V</text:span><text:span text:style-name="T3"> is a set of vertices and</text:span></text:p>
          </draw:text-box>
        </draw:frame>
        <draw:frame draw:style-name="gr7" draw:text-style-name="P8" draw:layer="layout" svg:width="3.152cm" svg:height="0.424cm" svg:x="11.011cm" svg:y="9.252cm">
          <draw:text-box>
            <text:p text:style-name="P4"><text:span text:style-name="T9">E</text:span><text:span text:style-name="T3"> is a set of edges.</text:span></text:p>
          </draw:text-box>
        </draw:frame>
        <draw:frame draw:style-name="gr7" draw:text-style-name="P8" draw:layer="layout" svg:width="7.851cm" svg:height="0.423cm" svg:x="1.2cm" svg:y="10.364cm">
          <draw:text-box>
            <text:p text:style-name="P4"><text:span text:style-name="T3">Dijkstra's algorithm keeps two sets of </text:span><text:span text:style-name="T3">vertices:</text:span></text:p>
          </draw:text-box>
        </draw:frame>
        <draw:frame draw:style-name="gr7" draw:text-style-name="P8" draw:layer="layout" svg:width="0.423cm" svg:height="0.423cm" svg:x="3.212cm" svg:y="10.92cm">
          <draw:text-box>
            <text:p text:style-name="P4"><text:span text:style-name="T9">S</text:span></text:p>
          </draw:text-box>
        </draw:frame>
        <draw:frame draw:style-name="gr7" draw:text-style-name="P8" draw:layer="layout" svg:width="0.423cm" svg:height="0.423cm" svg:x="3.927cm" svg:y="11.159cm">
          <draw:text-box>
            <text:p text:style-name="P4"><text:span text:style-name="T3"><text:s/></text:span></text:p>
          </draw:text-box>
        </draw:frame>
        <draw:frame draw:style-name="gr7" draw:text-style-name="P8" draw:layer="layout" svg:width="12.461cm" svg:height="0.423cm" svg:x="4.139cm" svg:y="10.92cm">
          <draw:text-box>
            <text:p text:style-name="P4"><text:span text:style-name="T3">the set of vertices whose shortest paths </text:span><text:span text:style-name="T3">from the source have already been</text:span></text:p>
          </draw:text-box>
        </draw:frame>
        <draw:frame draw:style-name="gr7" draw:text-style-name="P8" draw:layer="layout" svg:width="2.652cm" svg:height="0.423cm" svg:x="4.139cm" svg:y="11.397cm">
          <draw:text-box>
            <text:p text:style-name="P4"><text:span text:style-name="T3">determined </text:span><text:span text:style-name="T5">and</text:span></text:p>
          </draw:text-box>
        </draw:frame>
        <draw:frame draw:style-name="gr7" draw:text-style-name="P8" draw:layer="layout" svg:width="0.423cm" svg:height="0.423cm" svg:x="3.212cm" svg:y="11.98cm">
          <draw:text-box>
            <text:p text:style-name="P4"><text:span text:style-name="T9">V-</text:span></text:p>
          </draw:text-box>
        </draw:frame>
        <draw:frame draw:style-name="gr7" draw:text-style-name="P8" draw:layer="layout" svg:width="0.423cm" svg:height="0.423cm" svg:x="3.212cm" svg:y="12.456cm">
          <draw:text-box>
            <text:p text:style-name="P4"><text:span text:style-name="T9">S</text:span></text:p>
          </draw:text-box>
        </draw:frame>
        <draw:frame draw:style-name="gr7" draw:text-style-name="P8" draw:layer="layout" svg:width="4.058cm" svg:height="0.423cm" svg:x="3.927cm" svg:y="12.218cm">
          <draw:text-box>
            <text:p text:style-name="P4"><text:span text:style-name="T3"><text:s text:c="2"/></text:span><text:span text:style-name="T3">the remaining vertices.</text:span></text:p>
          </draw:text-box>
        </draw:frame>
        <draw:frame draw:style-name="gr7" draw:text-style-name="P8" draw:layer="layout" svg:width="6.255cm" svg:height="0.423cm" svg:x="1.2cm" svg:y="13.013cm">
          <draw:text-box>
            <text:p text:style-name="P4"><text:span text:style-name="T3">The other data structures needed are:</text:span></text:p>
          </draw:text-box>
        </draw:frame>
        <draw:frame draw:style-name="gr7" draw:text-style-name="P8" draw:layer="layout" svg:width="0.423cm" svg:height="0.423cm" svg:x="3.212cm" svg:y="13.569cm">
          <draw:text-box>
            <text:p text:style-name="P4"><text:span text:style-name="T9">d</text:span></text:p>
          </draw:text-box>
        </draw:frame>
        <draw:frame draw:style-name="gr7" draw:text-style-name="P8" draw:layer="layout" svg:width="8.956cm" svg:height="0.423cm" svg:x="3.927cm" svg:y="13.569cm">
          <draw:text-box>
            <text:p text:style-name="P4"><text:span text:style-name="T3">array of best estimates of shortest path </text:span><text:span text:style-name="T3">to each vertex</text:span></text:p>
          </draw:text-box>
        </draw:frame>
        <draw:frame draw:style-name="gr7" draw:text-style-name="P8" draw:layer="layout" svg:width="0.423cm" svg:height="0.423cm" svg:x="3.212cm" svg:y="14.151cm">
          <draw:text-box>
            <text:p text:style-name="P4"><text:span text:style-name="T9">pi</text:span></text:p>
          </draw:text-box>
        </draw:frame>
        <draw:polygon draw:style-name="gr6" draw:text-style-name="P7" draw:layer="layout" svg:width="2.165cm" svg:height="0.026cm" svg:x="5.867cm" svg:y="14.467cm" svg:viewBox="0 0 2166 27" draw:points="0,0 2166,0 2166,27 0,27">
          <text:p/>
        </draw:polygon>
        <draw:frame draw:style-name="gr7" draw:text-style-name="P8" draw:layer="layout" svg:width="6.682cm" svg:height="0.423cm" svg:x="3.927cm" svg:y="14.151cm">
          <draw:text-box>
            <text:p text:style-name="P4"><text:span text:style-name="T3">an array of </text:span><text:span text:style-name="T4">predecessors</text:span><text:span text:style-name="T3"> for each </text:span><text:span text:style-name="T3">vertex</text:span></text:p>
          </draw:text-box>
        </draw:frame>
        <draw:frame draw:style-name="gr7" draw:text-style-name="P8" draw:layer="layout" svg:width="5.357cm" svg:height="0.423cm" svg:x="1.2cm" svg:y="15.131cm">
          <draw:text-box>
            <text:p text:style-name="P4"><text:span text:style-name="T3">The basic mode of operation is:</text:span></text:p>
          </draw:text-box>
        </draw:frame>
        <draw:frame draw:style-name="gr7" draw:text-style-name="P8" draw:layer="layout" svg:width="3.533cm" svg:height="0.424cm" svg:x="1.835cm" svg:y="16.032cm">
          <draw:text-box>
            <text:p text:style-name="P4"><text:span text:style-name="T3">1. Initialise </text:span><text:span text:style-name="T9">d</text:span><text:span text:style-name="T3"> and </text:span><text:span text:style-name="T9">pi</text:span><text:span text:style-name="T3">,</text:span></text:p>
          </draw:text-box>
        </draw:frame>
        <draw:frame draw:style-name="gr7" draw:text-style-name="P8" draw:layer="layout" svg:width="2.978cm" svg:height="0.424cm" svg:x="1.835cm" svg:y="16.508cm">
          <draw:text-box>
            <text:p text:style-name="P4"><text:span text:style-name="T3">2. Set </text:span><text:span text:style-name="T9">S</text:span><text:span text:style-name="T3"> to empty,</text:span></text:p>
          </draw:text-box>
        </draw:frame>
        <draw:frame draw:style-name="gr7" draw:text-style-name="P8" draw:layer="layout" svg:width="6.505cm" svg:height="0.424cm" svg:x="1.835cm" svg:y="16.985cm">
          <draw:text-box>
            <text:p text:style-name="P4"><text:span text:style-name="T3">3. While there are still vertices in </text:span><text:span text:style-name="T9">V-S</text:span><text:span text:style-name="T3">,</text:span></text:p>
          </draw:text-box>
        </draw:frame>
        <draw:frame draw:style-name="gr7" draw:text-style-name="P8" draw:layer="layout" svg:width="16.403cm" svg:height="0.424cm" svg:x="3cm" svg:y="17.462cm">
          <draw:text-box>
            <text:p text:style-name="P4"><text:span text:style-name="T3">i. Sort the vertices in </text:span><text:span text:style-name="T9">V-S</text:span><text:span text:style-name="T3"> according to </text:span><text:span text:style-name="T3">the current best estimate of their </text:span><text:span text:style-name="T3">distance from the source,</text:span></text:p>
          </draw:text-box>
        </draw:frame>
        <draw:frame draw:style-name="gr7" draw:text-style-name="P8" draw:layer="layout" svg:width="6.826cm" svg:height="0.424cm" svg:x="2.868cm" svg:y="17.938cm">
          <draw:text-box>
            <text:p text:style-name="P4"><text:span text:style-name="T3">ii. Add </text:span><text:span text:style-name="T9">u</text:span><text:span text:style-name="T3">, the closest vertex in </text:span><text:span text:style-name="T9">V-S</text:span><text:span text:style-name="T3">, to </text:span><text:span text:style-name="T9">S</text:span><text:span text:style-name="T3">,</text:span></text:p>
          </draw:text-box>
        </draw:frame>
        <draw:frame draw:style-name="gr7" draw:text-style-name="P8" draw:layer="layout" svg:width="8.702cm" svg:height="0.424cm" svg:x="2.762cm" svg:y="18.415cm">
          <draw:text-box>
            <text:p text:style-name="P4"><text:span text:style-name="T3">iii. </text:span><text:span text:style-name="T6">Relax</text:span><text:span text:style-name="T3"> all the vertices still in </text:span><text:span text:style-name="T9">V-S</text:span><text:span text:style-name="T3"> </text:span><text:span text:style-name="T3">connected to </text:span><text:span text:style-name="T9">u</text:span></text:p>
          </draw:text-box>
        </draw:frame>
        <draw:frame draw:style-name="gr7" draw:text-style-name="P8" draw:layer="layout" svg:width="1.949cm" svg:height="0.423cm" svg:x="1.2cm" svg:y="19.448cm">
          <draw:text-box>
            <text:p text:style-name="P4"><text:span text:style-name="T9">Relaxation</text:span></text:p>
          </draw:text-box>
        </draw:frame>
        <draw:frame draw:style-name="gr7" draw:text-style-name="P8" draw:layer="layout" svg:width="18.832cm" svg:height="0.424cm" svg:x="1.2cm" svg:y="20.507cm">
          <draw:text-box>
            <text:p text:style-name="P4"><text:span text:style-name="T3">The </text:span><text:span text:style-name="T9">relaxation</text:span><text:span text:style-name="T3"> process updates the </text:span><text:span text:style-name="T3">costs of all the vertices, </text:span><text:span text:style-name="T9">v</text:span><text:span text:style-name="T3">, connected </text:span><text:span text:style-name="T3">to a vertex, </text:span><text:span text:style-name="T9">u</text:span><text:span text:style-name="T3">, if we could improve the</text:span></text:p>
          </draw:text-box>
        </draw:frame>
        <draw:frame draw:style-name="gr7" draw:text-style-name="P8" draw:layer="layout" svg:width="12.19cm" svg:height="0.424cm" svg:x="1.2cm" svg:y="20.984cm">
          <draw:text-box>
            <text:p text:style-name="P4"><text:span text:style-name="T3">best estimate of the shortest path to </text:span><text:span text:style-name="T9">v</text:span><text:span text:style-name="T3"> </text:span><text:span text:style-name="T3">by including </text:span><text:span text:style-name="T9">(u,v)</text:span><text:span text:style-name="T3"> in the path to </text:span><text:span text:style-name="T9">v</text:span><text:span text:style-name="T3">.</text:span></text:p>
          </draw:text-box>
        </draw:frame>
        <draw:frame draw:style-name="gr7" draw:text-style-name="P8" draw:layer="layout" svg:width="7.77cm" svg:height="0.423cm" svg:x="1.2cm" svg:y="21.884cm">
          <draw:text-box>
            <text:p text:style-name="P4"><text:span text:style-name="T3">The relaxation procedure proceeds as </text:span><text:span text:style-name="T3">follows:</text:span></text:p>
          </draw:text-box>
        </draw:frame>
        <draw:frame draw:style-name="gr9" draw:text-style-name="P10" draw:layer="layout" svg:width="9.129cm" svg:height="0.399cm" svg:x="1.2cm" svg:y="22.701cm">
          <draw:text-box>
            <text:p text:style-name="P4"><text:span text:style-name="T10">initialise_single_source( Grap</text:span><text:span text:style-name="T10">h g, Node s ) </text:span></text:p>
          </draw:text-box>
        </draw:frame>
        <draw:frame draw:style-name="gr9" draw:text-style-name="P10" draw:layer="layout" svg:width="7.884cm" svg:height="0.399cm" svg:x="1.2cm" svg:y="23.099cm">
          <draw:text-box>
            <text:p text:style-name="P4"><text:span text:style-name="T10"><text:s text:c="3"/></text:span><text:span text:style-name="T10">for each vertex v in </text:span><text:span text:style-name="T10">Vertices( g ) </text:span></text:p>
          </draw:text-box>
        </draw:frame>
        <draw:frame draw:style-name="gr9" draw:text-style-name="P10" draw:layer="layout" svg:width="5.395cm" svg:height="0.399cm" svg:x="1.2cm" svg:y="23.496cm">
          <draw:text-box>
            <text:p text:style-name="P4"><text:span text:style-name="T10"><text:s text:c="7"/></text:span><text:span text:style-name="T10">g.d[v] := infinity </text:span></text:p>
          </draw:text-box>
        </draw:frame>
        <draw:frame draw:style-name="gr9" draw:text-style-name="P10" draw:layer="layout" svg:width="4.566cm" svg:height="0.399cm" svg:x="1.2cm" svg:y="23.893cm">
          <draw:text-box>
            <text:p text:style-name="P4"><text:span text:style-name="T10"><text:s text:c="7"/></text:span><text:span text:style-name="T10">g.pi[v] := nil </text:span></text:p>
          </draw:text-box>
        </draw:frame>
        <draw:frame draw:style-name="gr9" draw:text-style-name="P10" draw:layer="layout" svg:width="3.321cm" svg:height="0.399cm" svg:x="1.2cm" svg:y="24.29cm">
          <draw:text-box>
            <text:p text:style-name="P4"><text:span text:style-name="T10"><text:s text:c="3"/></text:span><text:span text:style-name="T10">g.d[s] := 0; </text:span></text:p>
          </draw:text-box>
        </draw:frame>
        <draw:frame draw:style-name="gr7" draw:text-style-name="P8" draw:layer="layout" svg:width="18.866cm" svg:height="0.424cm" svg:x="1.2cm" svg:y="25.115cm">
          <draw:text-box>
            <text:p text:style-name="P4"><text:span text:style-name="T3">This sets up the graph so that each </text:span><text:span text:style-name="T3">node has no predecessor (</text:span><text:span text:style-name="T9">pi[v] = nil</text:span><text:span text:style-name="T3">) </text:span><text:span text:style-name="T3">and the estimates of the cost (distance)</text:span></text:p>
          </draw:text-box>
        </draw:frame>
        <draw:frame draw:style-name="gr7" draw:text-style-name="P8" draw:layer="layout" svg:width="15.365cm" svg:height="0.424cm" svg:x="1.2cm" svg:y="25.592cm">
          <draw:text-box>
            <text:p text:style-name="P4"><text:span text:style-name="T3">of each node from the source (</text:span><text:span text:style-name="T9">d[v]</text:span><text:span text:style-name="T3">) </text:span><text:span text:style-name="T3">are inﬁnite, except for the source node </text:span><text:span text:style-name="T3">itself (</text:span><text:span text:style-name="T9">d[s] = 0</text:span><text:span text:style-name="T3">).</text:span></text:p>
          </draw:text-box>
        </draw:frame>
        <draw:frame draw:style-name="gr10" draw:text-style-name="P11" draw:layer="layout" svg:width="3.753cm" svg:height="0.425cm" svg:x="9.536cm" svg:y="2.297cm">
          <draw:text-box>
            <text:p><text:span text:style-name="T11">1/STR/ALG/DEF/3/A</text:span></text:p>
          </draw:text-box>
        </draw:frame>
        <draw:frame draw:style-name="gr10" draw:text-style-name="P11" draw:layer="layout" svg:width="3.871cm" svg:height="0.425cm" svg:x="8.725cm" svg:y="6.23cm">
          <draw:text-box>
            <text:p><text:span text:style-name="T11">4/STR/MOT/DEF/2/A</text:span></text:p>
          </draw:text-box>
        </draw:frame>
        <draw:frame draw:style-name="gr10" draw:text-style-name="P11" draw:layer="layout" svg:width="3.719cm" svg:height="0.425cm" svg:x="17.039cm" svg:y="10.231cm">
          <draw:text-box>
            <text:p><text:span text:style-name="T11">6/STR/IMP/DEF/1/A</text:span></text:p>
          </draw:text-box>
        </draw:frame>
        <draw:frame draw:style-name="gr10" draw:text-style-name="P11" draw:layer="layout" svg:width="3.723cm" svg:height="0.425cm" svg:x="16.952cm" svg:y="10.832cm">
          <draw:text-box>
            <text:p><text:span text:style-name="T11">7/EXP/IMP/DEF/5/A</text:span></text:p>
          </draw:text-box>
        </draw:frame>
        <draw:frame draw:style-name="gr10" draw:text-style-name="P11" draw:layer="layout" svg:width="4.07cm" svg:height="0.425cm" svg:x="16.964cm" svg:y="14.733cm">
          <draw:text-box>
            <text:p><text:span text:style-name="T11">12/STR/ALG/NOC/1/A</text:span></text:p>
          </draw:text-box>
        </draw:frame>
        <draw:frame draw:style-name="gr10" draw:text-style-name="P11" draw:layer="layout" svg:width="4.036cm" svg:height="0.425cm" svg:x="16.979cm" svg:y="16.034cm">
          <draw:text-box>
            <text:p><text:span text:style-name="T11">13/EXP/ALG/DEO/6/A</text:span></text:p>
          </draw:text-box>
        </draw:frame>
        <draw:frame draw:style-name="gr10" draw:text-style-name="P11" draw:layer="layout" svg:width="3.952cm" svg:height="0.425cm" svg:x="16.992cm" svg:y="19.735cm">
          <draw:text-box>
            <text:p><text:span text:style-name="T11">19/STR/IMP/DEF/1/A</text:span></text:p>
          </draw:text-box>
        </draw:frame>
        <draw:frame draw:style-name="gr10" draw:text-style-name="P11" draw:layer="layout" svg:width="3.935cm" svg:height="0.425cm" svg:x="17.005cm" svg:y="21.836cm">
          <draw:text-box>
            <text:p><text:span text:style-name="T11">20/EXP/IMP/DE0/5/A</text:span></text:p>
          </draw:text-box>
        </draw:frame>
        <draw:frame draw:style-name="gr10" draw:text-style-name="P11" draw:layer="layout" svg:width="3.892cm" svg:height="0.425cm" svg:x="17.018cm" svg:y="25.537cm">
          <draw:text-box>
            <text:p><text:span text:style-name="T11">25/EXP/IMP/XPL/1/A</text:span></text:p>
          </draw:text-box>
        </draw:frame>
      </draw:page>
      <draw:page draw:name="page2" draw:style-name="dp1" draw:master-page-name="master-page50">
        <draw:polygon draw:style-name="gr1" draw:text-style-name="P1" draw:layer="layout" svg:width="19.65cm" svg:height="54.209cm" svg:x="0.987cm" svg:y="-24.992cm" svg:viewBox="0 0 19651 54210" draw:points="0,0 19651,0 19651,54210 0,54210">
          <text:p/>
        </draw:polygon>
        <draw:polygon draw:style-name="gr3" draw:text-style-name="P3" draw:layer="layout" svg:width="15.36cm" svg:height="0.027cm" svg:x="3.132cm" svg:y="4.324cm" svg:viewBox="0 0 15361 28" draw:points="0,0 15361,0 15361,28 0,28">
          <text:p/>
        </draw:polygon>
        <draw:polygon draw:style-name="gr3" draw:text-style-name="P3" draw:layer="layout" svg:width="0.027cm" svg:height="3.92cm" svg:x="18.465cm" svg:y="0.431cm" svg:viewBox="0 0 28 3921" draw:points="0,27 0,3921 28,3921 28,0">
          <text:p/>
        </draw:polygon>
        <draw:polygon draw:style-name="gr2" draw:text-style-name="P2" draw:layer="layout" svg:width="0.028cm" svg:height="3.92cm" svg:x="3.132cm" svg:y="0.431cm" svg:viewBox="0 0 29 3921" draw:points="0,0 0,3921 29,3894 29,0">
          <text:p/>
        </draw:polygon>
        <draw:polygon draw:style-name="gr2" draw:text-style-name="P2" draw:layer="layout" svg:width="15.201cm" svg:height="0.026cm" svg:x="3.212cm" svg:y="4.245cm" svg:viewBox="0 0 15202 27" draw:points="0,0 15202,0 15202,27 0,27">
          <text:p/>
        </draw:polygon>
        <draw:polygon draw:style-name="gr2" draw:text-style-name="P2" draw:layer="layout" svg:width="0.027cm" svg:height="3.76cm" svg:x="18.386cm" svg:y="0.511cm" svg:viewBox="0 0 28 3761" draw:points="0,26 0,3761 28,3761 28,0">
          <text:p/>
        </draw:polygon>
        <draw:polygon draw:style-name="gr3" draw:text-style-name="P3" draw:layer="layout" svg:width="0.026cm" svg:height="3.76cm" svg:x="3.212cm" svg:y="0.511cm" svg:viewBox="0 0 27 3761" draw:points="0,0 0,3761 27,3735 27,0">
          <text:p/>
        </draw:polygon>
        <draw:polygon draw:style-name="gr1" draw:text-style-name="P1" draw:layer="layout" svg:width="19.226cm" svg:height="1.112cm" svg:x="1.199cm" svg:y="20.081cm" svg:viewBox="0 0 19227 1113" draw:points="0,0 19227,0 19227,1113 0,1113">
          <text:p/>
        </draw:polygon>
        <draw:polygon draw:style-name="gr1" draw:text-style-name="P1" draw:layer="layout" svg:width="19.12cm" svg:height="1.139cm" svg:x="1.252cm" svg:y="22.146cm" svg:viewBox="0 0 19121 1140" draw:points="0,0 19121,0 19121,1140 0,1140">
          <text:p/>
        </draw:polygon>
        <draw:frame draw:style-name="gr7" draw:text-style-name="P8" draw:layer="layout" svg:width="14.683cm" svg:height="0.423cm" svg:x="3.265cm" svg:y="1.069cm">
          <draw:text-box>
            <text:p text:style-name="P4"><text:span text:style-name="T3">Note that we have also introduced a </text:span><text:span text:style-name="T3">further way to store a graph (or part of </text:span><text:span text:style-name="T3">a graph - as</text:span></text:p>
          </draw:text-box>
        </draw:frame>
        <draw:frame draw:style-name="gr7" draw:text-style-name="P8" draw:layer="layout" svg:width="14.357cm" svg:height="0.424cm" svg:x="3.265cm" svg:y="1.546cm">
          <draw:text-box>
            <text:p text:style-name="P4"><text:span text:style-name="T3">this structure can only store a </text:span><text:span text:style-name="T3">spanning tree), the </text:span><text:span text:style-name="T6">predecessor sub-</text:span><text:span text:style-name="T6">graph</text:span><text:span text:style-name="T3"> - the list of</text:span></text:p>
          </draw:text-box>
        </draw:frame>
        <draw:frame draw:style-name="gr7" draw:text-style-name="P8" draw:layer="layout" svg:width="4.515cm" svg:height="0.423cm" svg:x="3.265cm" svg:y="2.022cm">
          <draw:text-box>
            <text:p text:style-name="P4"><text:span text:style-name="T3">predecessors of each node,</text:span></text:p>
          </draw:text-box>
        </draw:frame>
        <draw:frame draw:style-name="gr7" draw:text-style-name="P8" draw:layer="layout" svg:width="3.236cm" svg:height="0.423cm" svg:x="9.201cm" svg:y="2.923cm">
          <draw:text-box>
            <text:p text:style-name="P4"><text:span text:style-name="T9">pi[j], 1 &lt;= j &lt;= |V|</text:span></text:p>
          </draw:text-box>
        </draw:frame>
        <draw:frame draw:style-name="gr7" draw:text-style-name="P8" draw:layer="layout" svg:width="8.939cm" svg:height="0.424cm" svg:x="3.265cm" svg:y="3.823cm">
          <draw:text-box>
            <text:p text:style-name="P4"><text:span text:style-name="T3">The edges in the predecessor sub-</text:span><text:span text:style-name="T3">graph are </text:span><text:span text:style-name="T9">(pi[v],v)</text:span><text:span text:style-name="T3">.</text:span></text:p>
          </draw:text-box>
        </draw:frame>
        <draw:frame draw:style-name="gr7" draw:text-style-name="P8" draw:layer="layout" svg:width="18.257cm" svg:height="0.424cm" svg:x="1.2cm" svg:y="4.856cm">
          <draw:text-box>
            <text:p text:style-name="P4"><text:span text:style-name="T3">The relaxation procedure checks </text:span><text:span text:style-name="T3">whether the current best estimate of </text:span><text:span text:style-name="T3">the shortest distance to </text:span><text:span text:style-name="T9">v</text:span><text:span text:style-name="T3"> (</text:span><text:span text:style-name="T9">d[v]</text:span><text:span text:style-name="T3">) can be</text:span></text:p>
          </draw:text-box>
        </draw:frame>
        <draw:frame draw:style-name="gr7" draw:text-style-name="P8" draw:layer="layout" svg:width="11.652cm" svg:height="0.424cm" svg:x="1.2cm" svg:y="5.333cm">
          <draw:text-box>
            <text:p text:style-name="P4"><text:span text:style-name="T3">improved by going through </text:span><text:span text:style-name="T9">u</text:span><text:span text:style-name="T3"> (</text:span><text:span text:style-name="T5">i.e.</text:span><text:span text:style-name="T3"> by </text:span><text:span text:style-name="T3">making </text:span><text:span text:style-name="T9">u</text:span><text:span text:style-name="T3"> the predecessor of </text:span><text:span text:style-name="T9">v</text:span><text:span text:style-name="T3">):</text:span></text:p>
          </draw:text-box>
        </draw:frame>
        <draw:frame draw:style-name="gr9" draw:text-style-name="P10" draw:layer="layout" svg:width="7.884cm" svg:height="0.399cm" svg:x="1.2cm" svg:y="6.15cm">
          <draw:text-box>
            <text:p text:style-name="P4"><text:span text:style-name="T10">relax( Node u, Node v, double </text:span><text:span text:style-name="T10">w[][] ) </text:span></text:p>
          </draw:text-box>
        </draw:frame>
        <draw:frame draw:style-name="gr9" draw:text-style-name="P10" draw:layer="layout" svg:width="6.848cm" svg:height="0.399cm" svg:x="1.2cm" svg:y="6.547cm">
          <draw:text-box>
            <text:p text:style-name="P4"><text:span text:style-name="T10"><text:s text:c="4"/></text:span><text:span text:style-name="T10">if d[v] &gt; d[u] + w[u,v] </text:span><text:span text:style-name="T10">then </text:span></text:p>
          </draw:text-box>
        </draw:frame>
        <draw:frame draw:style-name="gr9" draw:text-style-name="P10" draw:layer="layout" svg:width="6.018cm" svg:height="0.399cm" svg:x="1.2cm" svg:y="6.945cm">
          <draw:text-box>
            <text:p text:style-name="P4"><text:span text:style-name="T10"><text:s text:c="7"/></text:span><text:span text:style-name="T10">d[v] := d[u] + w[u,v] </text:span></text:p>
          </draw:text-box>
        </draw:frame>
        <draw:frame draw:style-name="gr9" draw:text-style-name="P10" draw:layer="layout" svg:width="3.736cm" svg:height="0.399cm" svg:x="1.2cm" svg:y="7.342cm">
          <draw:text-box>
            <text:p text:style-name="P4"><text:span text:style-name="T10"><text:s text:c="7"/></text:span><text:span text:style-name="T10">pi[v] := u </text:span></text:p>
          </draw:text-box>
        </draw:frame>
        <draw:frame draw:style-name="gr7" draw:text-style-name="P8" draw:layer="layout" svg:width="4.671cm" svg:height="0.423cm" svg:x="1.2cm" svg:y="8.166cm">
          <draw:text-box>
            <text:p text:style-name="P4"><text:span text:style-name="T3">The algorithm itself is now:</text:span></text:p>
          </draw:text-box>
        </draw:frame>
        <draw:frame draw:style-name="gr9" draw:text-style-name="P10" draw:layer="layout" svg:width="7.055cm" svg:height="0.399cm" svg:x="1.2cm" svg:y="8.904cm">
          <draw:text-box>
            <text:p text:style-name="P4"><text:span text:style-name="T10">shortest_paths( Graph g, Node s ) </text:span></text:p>
          </draw:text-box>
        </draw:frame>
        <draw:frame draw:style-name="gr9" draw:text-style-name="P10" draw:layer="layout" svg:width="7.677cm" svg:height="0.399cm" svg:x="1.2cm" svg:y="9.301cm">
          <draw:text-box>
            <text:p text:style-name="P4"><text:span text:style-name="T10"><text:s text:c="4"/></text:span><text:span text:style-name="T10">initialise_single_source( g, s ) </text:span></text:p>
          </draw:text-box>
        </draw:frame>
        <draw:frame draw:style-name="gr9" draw:text-style-name="P10" draw:layer="layout" svg:width="8.507cm" svg:height="0.399cm" svg:x="1.2cm" svg:y="9.699cm">
          <draw:text-box>
            <text:p text:style-name="P4"><text:span text:style-name="T10"><text:s text:c="4"/></text:span><text:span text:style-name="T10">S := </text:span><text:span text:style-name="T10">{ 0 } <text:s text:c="7"/>/* Make S </text:span><text:span text:style-name="T10">empty */ </text:span></text:p>
          </draw:text-box>
        </draw:frame>
        <draw:frame draw:style-name="gr9" draw:text-style-name="P10" draw:layer="layout" svg:width="11.204cm" svg:height="0.399cm" svg:x="1.2cm" svg:y="10.096cm">
          <draw:text-box>
            <text:p text:style-name="P4"><text:span text:style-name="T10"><text:s text:c="4"/></text:span><text:span text:style-name="T10">Q := Vertices( g ) /* </text:span><text:span text:style-name="T10">Put the vertices in a PQ </text:span><text:span text:style-name="T10">*/ </text:span></text:p>
          </draw:text-box>
        </draw:frame>
        <draw:frame draw:style-name="gr9" draw:text-style-name="P10" draw:layer="layout" svg:width="4.981cm" svg:height="0.399cm" svg:x="1.2cm" svg:y="10.493cm">
          <draw:text-box>
            <text:p text:style-name="P4"><text:span text:style-name="T10"><text:s text:c="4"/></text:span><text:span text:style-name="T10">while not Empty(Q) <text:s/></text:span></text:p>
          </draw:text-box>
        </draw:frame>
        <draw:frame draw:style-name="gr9" draw:text-style-name="P10" draw:layer="layout" svg:width="7.262cm" svg:height="0.399cm" svg:x="1.2cm" svg:y="10.89cm">
          <draw:text-box>
            <text:p text:style-name="P4"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u</text:span><text:span text:style-name="T10"> </text:span><text:span text:style-name="T10">:</text:span><text:span text:style-name="T10">=</text:span><text:span text:style-name="T10"> </text:span><text:span text:style-name="T10">E</text:span><text:span text:style-name="T10">x</text:span><text:span text:style-name="T10">t</text:span><text:span text:style-name="T10">r</text:span><text:span text:style-name="T10">a</text:span><text:span text:style-name="T10">c</text:span><text:span text:style-name="T10">t</text:span><text:span text:style-name="T10">C</text:span><text:span text:style-name="T10">h</text:span><text:span text:style-name="T10">e</text:span><text:span text:style-name="T10">a</text:span><text:span text:style-name="T10">p</text:span><text:span text:style-name="T10">e</text:span><text:span text:style-name="T10">s</text:span><text:span text:style-name="T10">t</text:span><text:span text:style-name="T10">(</text:span><text:span text:style-name="T10"> </text:span><text:span text:style-name="T10">Q</text:span><text:span text:style-name="T10"> </text:span><text:span text:style-name="T10">)</text:span><text:span text:style-name="T10">;</text:span><text:span text:style-name="T10"> </text:span></text:p>
          </draw:text-box>
        </draw:frame>
        <draw:frame draw:style-name="gr9" draw:text-style-name="P10" draw:layer="layout" svg:width="8.714cm" svg:height="0.399cm" svg:x="1.2cm" svg:y="11.288cm">
          <draw:text-box>
            <text:p text:style-name="P4"><text:span text:style-name="T10"><text:s text:c="8"/></text:span><text:span text:style-name="T10">AddNode( S, u ); /* Add u to S */ </text:span></text:p>
          </draw:text-box>
        </draw:frame>
        <draw:frame draw:style-name="gr9" draw:text-style-name="P10" draw:layer="layout" svg:width="8.921cm" svg:height="0.399cm" svg:x="1.2cm" svg:y="11.685cm">
          <draw:text-box>
            <text:p text:style-name="P4"><text:span text:style-name="T10"><text:s text:c="8"/></text:span><text:span text:style-name="T10">for each vertex </text:span><text:span text:style-name="T10">v in Adjacent( u ) </text:span></text:p>
          </draw:text-box>
        </draw:frame>
        <draw:frame draw:style-name="gr9" draw:text-style-name="P10" draw:layer="layout" svg:width="6.017cm" svg:height="0.399cm" svg:x="1.2cm" svg:y="12.082cm">
          <draw:text-box>
            <text:p text:style-name="P4"><text:span text:style-name="T10"><text:s text:c="12"/></text:span><text:span text:style-name="T10">relax( u, </text:span><text:span text:style-name="T10">v, w ) </text:span></text:p>
          </draw:text-box>
        </draw:frame>
        <draw:polygon draw:style-name="gr11" draw:text-style-name="P12" draw:layer="layout" svg:width="5.619cm" svg:height="0.027cm" svg:x="1.199cm" svg:y="13.301cm" svg:viewBox="0 0 5620 28" draw:points="0,0 5620,0 5620,28 0,28">
          <text:p/>
        </draw:polygon>
        <draw:frame draw:style-name="gr7" draw:text-style-name="P8" draw:layer="layout" svg:width="5.586cm" svg:height="0.423cm" svg:x="1.2cm" svg:y="12.986cm">
          <draw:text-box>
            <text:p text:style-name="P4"><text:span text:style-name="T12">Operation of </text:span><text:span text:style-name="T12">Dijkstra's algorithm</text:span></text:p>
          </draw:text-box>
        </draw:frame>
        <draw:polygon draw:style-name="gr6" draw:text-style-name="P7" draw:layer="layout" svg:width="0.918cm" svg:height="0.026cm" svg:x="2.882cm" svg:y="14.202cm" svg:viewBox="0 0 919 27" draw:points="0,0 919,0 919,27 0,27">
          <text:p/>
        </draw:polygon>
        <draw:frame draw:style-name="gr7" draw:text-style-name="P8" draw:layer="layout" svg:width="9.708cm" svg:height="0.423cm" svg:x="1.2cm" svg:y="13.886cm">
          <draw:text-box>
            <text:p text:style-name="P4"><text:span text:style-name="T3">As usual, </text:span><text:span text:style-name="T4">proof</text:span><text:span text:style-name="T3"> of a greedy algorithm is the trickiest part.</text:span></text:p>
          </draw:text-box>
        </draw:frame>
        <draw:frame draw:style-name="gr12" draw:text-style-name="P13" draw:layer="layout" svg:width="2.254cm" svg:height="0.494cm" svg:x="1.2cm" svg:y="14.87cm">
          <draw:text-box>
            <text:p text:style-name="P4"><text:span text:style-name="T13">A</text:span><text:span text:style-name="T13">n</text:span><text:span text:style-name="T13">i</text:span><text:span text:style-name="T13">m</text:span><text:span text:style-name="T13">a</text:span><text:span text:style-name="T13">t</text:span><text:span text:style-name="T13">i</text:span><text:span text:style-name="T13">o</text:span><text:span text:style-name="T13">n</text:span></text:p>
          </draw:text-box>
        </draw:frame>
        <draw:frame draw:style-name="gr7" draw:text-style-name="P8" draw:layer="layout" svg:width="17.562cm" svg:height="0.423cm" svg:x="1.2cm" svg:y="15.926cm">
          <draw:text-box>
            <text:p text:style-name="P4"><text:span text:style-name="T3">In this animation, a </text:span><text:span text:style-name="T3">number of cases have </text:span><text:span text:style-name="T3">been selected to show all </text:span><text:span text:style-name="T3">aspects of the operation </text:span><text:span text:style-name="T3">of Dijkstra's</text:span></text:p>
          </draw:text-box>
        </draw:frame>
        <draw:frame draw:style-name="gr7" draw:text-style-name="P8" draw:layer="layout" svg:width="18.777cm" svg:height="0.423cm" svg:x="1.2cm" svg:y="16.402cm">
          <draw:text-box>
            <text:p text:style-name="P4"><text:span text:style-name="T3">algorithm. Start by selecting </text:span><text:span text:style-name="T3">the data set (or you can just </text:span><text:span text:style-name="T3">work through the ﬁrst one - </text:span><text:span text:style-name="T3">which appears by default).</text:span></text:p>
          </draw:text-box>
        </draw:frame>
        <draw:frame draw:style-name="gr7" draw:text-style-name="P8" draw:layer="layout" svg:width="18.684cm" svg:height="0.423cm" svg:x="1.2cm" svg:y="16.879cm">
          <draw:text-box>
            <text:p text:style-name="P4"><text:span text:style-name="T3">Then select either step or run to execute the algorithm. Note </text:span><text:span text:style-name="T3">that it starts by assigning a weight of inﬁnity to all</text:span></text:p>
          </draw:text-box>
        </draw:frame>
        <draw:frame draw:style-name="gr7" draw:text-style-name="P8" draw:layer="layout" svg:width="18.569cm" svg:height="0.423cm" svg:x="1.2cm" svg:y="17.356cm">
          <draw:text-box>
            <text:p text:style-name="P4"><text:span text:style-name="T3">nodes, and then selecting a source </text:span><text:span text:style-name="T3">and assigning a weight of zero to it. </text:span><text:span text:style-name="T3">As nodes are added to the set for </text:span><text:span text:style-name="T3">which</text:span></text:p>
          </draw:text-box>
        </draw:frame>
        <draw:frame draw:style-name="gr7" draw:text-style-name="P8" draw:layer="layout" svg:width="18.675cm" svg:height="0.423cm" svg:x="1.2cm" svg:y="17.832cm">
          <draw:text-box>
            <text:p text:style-name="P4"><text:span text:style-name="T3">shortest paths are known, their colour is changed to red. When a node is selected, the weights of its neighbours</text:span></text:p>
          </draw:text-box>
        </draw:frame>
        <draw:frame draw:style-name="gr7" draw:text-style-name="P8" draw:layer="layout" svg:width="18.917cm" svg:height="0.423cm" svg:x="1.2cm" svg:y="18.309cm">
          <draw:text-box>
            <text:p text:style-name="P4"><text:span text:style-name="T3">are relaxed .. nodes turn green and ﬂash as they are being relaxed. Once all nodes </text:span><text:span text:style-name="T3">are relaxed, their predecessors</text:span></text:p>
          </draw:text-box>
        </draw:frame>
        <draw:frame draw:style-name="gr7" draw:text-style-name="P8" draw:layer="layout" svg:width="18.764cm" svg:height="0.423cm" svg:x="1.2cm" svg:y="18.786cm">
          <draw:text-box>
            <text:p text:style-name="P4"><text:span text:style-name="T3">are updated, arcs are turned green when </text:span><text:span text:style-name="T3">this happens. The cycle of selection, </text:span><text:span text:style-name="T3">weight relaxation and predecessor</text:span></text:p>
          </draw:text-box>
        </draw:frame>
        <draw:frame draw:style-name="gr7" draw:text-style-name="P8" draw:layer="layout" svg:width="12.49cm" svg:height="0.423cm" svg:x="1.2cm" svg:y="19.262cm">
          <draw:text-box>
            <text:p text:style-name="P4"><text:span text:style-name="T3">update repeats itself until all the shortest path to all </text:span><text:span text:style-name="T3">nodes has been found.</text:span></text:p>
          </draw:text-box>
        </draw:frame>
        <draw:frame draw:style-name="gr7" draw:text-style-name="P8" draw:layer="layout" svg:width="6.187cm" svg:height="0.423cm" svg:x="1.279cm" svg:y="20.223cm">
          <draw:text-box>
            <text:p text:style-name="P4"><text:span text:style-name="T14">Dijkstra's </text:span><text:span text:style-name="T14">Algorithm </text:span><text:span text:style-name="T14">Animatio</text:span><text:span text:style-name="T14">n</text:span></text:p>
          </draw:text-box>
        </draw:frame>
        <draw:frame draw:style-name="gr7" draw:text-style-name="P8" draw:layer="layout" svg:width="10.391cm" svg:height="0.423cm" svg:x="1.279cm" svg:y="20.699cm">
          <draw:text-box>
            <text:p text:style-name="P4"><text:span text:style-name="T15">This </text:span><text:span text:style-name="T15">ani</text:span><text:span text:style-name="T15">mati</text:span><text:span text:style-name="T15">on </text:span><text:span text:style-name="T15">was </text:span><text:span text:style-name="T15">writt</text:span><text:span text:style-name="T15">en </text:span><text:span text:style-name="T15">by </text:span><text:span text:style-name="T15">Mer</text:span><text:span text:style-name="T15">vyn </text:span><text:span text:style-name="T15">Ng </text:span><text:span text:style-name="T15">and </text:span><text:span text:style-name="T15">Woi </text:span><text:span text:style-name="T15">Ang.</text:span></text:p>
          </draw:text-box>
        </draw:frame>
        <draw:frame draw:style-name="gr7" draw:text-style-name="P8" draw:layer="layout" svg:width="5.082cm" svg:height="0.423cm" svg:x="14.149cm" svg:y="20.223cm">
          <draw:text-box>
            <text:p text:style-name="P4"><text:span text:style-name="T16">Please email comments to:</text:span></text:p>
          </draw:text-box>
        </draw:frame>
        <draw:polygon draw:style-name="gr6" draw:text-style-name="P7" draw:layer="layout" svg:width="4.387cm" svg:height="0.027cm" svg:x="14.149cm" svg:y="21.034cm" svg:viewBox="0 0 4388 28" draw:points="0,0 4388,0 4388,28 0,28">
          <text:p/>
        </draw:polygon>
        <draw:frame draw:style-name="gr7" draw:text-style-name="P8" draw:layer="layout" svg:width="4.371cm" svg:height="0.423cm" svg:x="14.149cm" svg:y="20.699cm">
          <draw:text-box>
            <text:p text:style-name="P4"><text:span text:style-name="T17">morris@ee.uwa.edu.au</text:span></text:p>
          </draw:text-box>
        </draw:frame>
        <draw:polygon draw:style-name="gr6" draw:text-style-name="P7" draw:layer="layout" svg:width="3.588cm" svg:height="0.027cm" svg:x="1.823cm" svg:y="21.59cm" svg:viewBox="0 0 3589 28" draw:points="0,0 3589,0 3589,28 0,28">
          <text:p/>
        </draw:polygon>
        <draw:frame draw:style-name="gr7" draw:text-style-name="P8" draw:layer="layout" svg:width="13.789cm" svg:height="0.423cm" svg:x="1.2cm" svg:y="21.275cm">
          <draw:text-box>
            <text:p text:style-name="P4"><text:span text:style-name="T3">An </text:span><text:span text:style-name="T4">alternative animation</text:span><text:span text:style-name="T3"> of Dijskstra's algorithm may give you a different insight!</text:span></text:p>
          </draw:text-box>
        </draw:frame>
        <draw:frame draw:style-name="gr12" draw:text-style-name="P13" draw:layer="layout" svg:width="2.165cm" svg:height="0.494cm" svg:x="1.279cm" svg:y="22.285cm">
          <draw:text-box>
            <text:p text:style-name="P4"><text:span text:style-name="T13">Key terms</text:span></text:p>
          </draw:text-box>
        </draw:frame>
        <draw:frame draw:style-name="gr7" draw:text-style-name="P8" draw:layer="layout" svg:width="6.614cm" svg:height="0.423cm" svg:x="1.279cm" svg:y="23.447cm">
          <draw:text-box>
            <text:p text:style-name="P4"><text:span text:style-name="T6">single-source </text:span><text:span text:style-name="T6">shortest paths </text:span><text:span text:style-name="T6">problem</text:span></text:p>
          </draw:text-box>
        </draw:frame>
        <draw:frame draw:style-name="gr7" draw:text-style-name="P8" draw:layer="layout" svg:width="17.604cm" svg:height="0.423cm" svg:x="2.338cm" svg:y="23.923cm">
          <draw:text-box>
            <text:p text:style-name="P4"><text:span text:style-name="T3">A descriptive name for the problem of ﬁnding the shortest paths to all the nodes in a graph from a single</text:span></text:p>
          </draw:text-box>
        </draw:frame>
        <draw:frame draw:style-name="gr7" draw:text-style-name="P8" draw:layer="layout" svg:width="16.487cm" svg:height="0.423cm" svg:x="2.338cm" svg:y="24.4cm">
          <draw:text-box>
            <text:p text:style-name="P4"><text:span text:style-name="T3">designated source. This problem is commonly known by the algorithm used to </text:span><text:span text:style-name="T3">solve it - Dijkstra's</text:span></text:p>
          </draw:text-box>
        </draw:frame>
        <draw:frame draw:style-name="gr7" draw:text-style-name="P8" draw:layer="layout" svg:width="1.742cm" svg:height="0.423cm" svg:x="2.338cm" svg:y="24.877cm">
          <draw:text-box>
            <text:p text:style-name="P4"><text:span text:style-name="T3">algorithm.</text:span></text:p>
          </draw:text-box>
        </draw:frame>
        <draw:frame draw:style-name="gr7" draw:text-style-name="P8" draw:layer="layout" svg:width="2.783cm" svg:height="0.423cm" svg:x="1.279cm" svg:y="25.353cm">
          <draw:text-box>
            <text:p text:style-name="P4"><text:span text:style-name="T6">predecessor list</text:span></text:p>
          </draw:text-box>
        </draw:frame>
        <draw:frame draw:style-name="gr7" draw:text-style-name="P8" draw:layer="layout" svg:width="7.863cm" svg:height="0.424cm" svg:x="2.338cm" svg:y="25.83cm">
          <draw:text-box>
            <text:p text:style-name="P4"><text:span text:style-name="T3">A </text:span><text:span text:style-name="T3">structu</text:span><text:span text:style-name="T3">re for </text:span><text:span text:style-name="T3">storing </text:span><text:span text:style-name="T3">a </text:span><text:span text:style-name="T6">path</text:span><text:span text:style-name="T3"> </text:span><text:span text:style-name="T3">throug</text:span><text:span text:style-name="T3">h a </text:span><text:span text:style-name="T3">graph.</text:span></text:p>
          </draw:text-box>
        </draw:frame>
        <draw:frame draw:style-name="gr10" draw:text-style-name="P11" draw:layer="layout" svg:width="3.888cm" svg:height="0.425cm" svg:x="13.675cm" svg:y="0.378cm">
          <draw:text-box>
            <text:p><text:span text:style-name="T11">26/STR/IMP/XPL/2/A</text:span></text:p>
          </draw:text-box>
        </draw:frame>
        <draw:frame draw:style-name="gr10" draw:text-style-name="P11" draw:layer="layout" svg:width="3.888cm" svg:height="0.425cm" svg:x="15.387cm" svg:y="5.579cm">
          <draw:text-box>
            <text:p><text:span text:style-name="T11">28/STR/IMP/XPL/5/A</text:span></text:p>
          </draw:text-box>
        </draw:frame>
        <draw:frame draw:style-name="gr10" draw:text-style-name="P11" draw:layer="layout" svg:width="4.003cm" svg:height="0.425cm" svg:x="15.399cm" svg:y="8.28cm">
          <draw:text-box>
            <text:p><text:span text:style-name="T11">33/EXP/IMP/DEO/9/A</text:span></text:p>
          </draw:text-box>
        </draw:frame>
      </draw:page>
      <draw:page draw:name="page3" draw:style-name="dp1" draw:master-page-name="master-page69">
        <draw:polygon draw:style-name="gr1" draw:text-style-name="P1" draw:layer="layout" svg:width="19.65cm" svg:height="54.209cm" svg:x="0.987cm" svg:y="-50.971cm" svg:viewBox="0 0 19651 54210" draw:points="0,0 19651,0 19651,54210 0,54210">
          <text:p/>
        </draw:polygon>
        <draw:polygon draw:style-name="gr1" draw:text-style-name="P1" draw:layer="layout" svg:width="19.226cm" svg:height="1.43cm" svg:x="1.199cm" svg:y="0.987cm" svg:viewBox="0 0 19227 1431" draw:points="0,0 19227,0 19227,1431 0,1431">
          <text:p/>
        </draw:polygon>
        <draw:polygon draw:style-name="gr11" draw:text-style-name="P12" draw:layer="layout" svg:width="2.332cm" svg:height="0.026cm" svg:x="4.311cm" svg:y="1.623cm" svg:viewBox="0 0 2333 27" draw:points="0,0 2333,0 2333,27 0,27">
          <text:p/>
        </draw:polygon>
        <draw:frame draw:style-name="gr7" draw:text-style-name="P8" draw:layer="layout" svg:width="5.214cm" svg:height="0.423cm" svg:x="1.438cm" svg:y="1.288cm">
          <draw:text-box>
            <text:p text:style-name="P4"><text:span text:style-name="T18">Continue on to </text:span><text:span text:style-name="T19">Operation of</text:span></text:p>
          </draw:text-box>
        </draw:frame>
        <draw:polygon draw:style-name="gr11" draw:text-style-name="P12" draw:layer="layout" svg:width="3.566cm" svg:height="0.026cm" svg:x="1.437cm" svg:y="2.1cm" svg:viewBox="0 0 3567 27" draw:points="0,0 3567,0 3567,27 0,27">
          <text:p/>
        </draw:polygon>
        <draw:frame draw:style-name="gr7" draw:text-style-name="P8" draw:layer="layout" svg:width="3.558cm" svg:height="0.423cm" svg:x="1.438cm" svg:y="1.765cm">
          <draw:text-box>
            <text:p text:style-name="P4"><text:span text:style-name="T19">Dijkstra's algorithm</text:span></text:p>
          </draw:text-box>
        </draw:frame>
        <draw:polygon draw:style-name="gr6" draw:text-style-name="P7" draw:layer="layout" svg:width="1.593cm" svg:height="0.026cm" svg:x="10.614cm" svg:y="1.623cm" svg:viewBox="0 0 1594 27" draw:points="0,0 1594,0 1594,27 0,27">
          <text:p/>
        </draw:polygon>
        <draw:frame draw:style-name="gr7" draw:text-style-name="P8" draw:layer="layout" svg:width="4.485cm" svg:height="0.423cm" svg:x="7.741cm" svg:y="1.288cm">
          <draw:text-box>
            <text:p text:style-name="P4"><text:span text:style-name="T18">Continue on to </text:span><text:span text:style-name="T20">Huffman</text:span></text:p>
          </draw:text-box>
        </draw:frame>
        <draw:polygon draw:style-name="gr6" draw:text-style-name="P7" draw:layer="layout" svg:width="1.767cm" svg:height="0.026cm" svg:x="7.74cm" svg:y="2.1cm" svg:viewBox="0 0 1768 27" draw:points="0,0 1768,0 1768,27 0,27">
          <text:p/>
        </draw:polygon>
        <draw:frame draw:style-name="gr7" draw:text-style-name="P8" draw:layer="layout" svg:width="1.78cm" svg:height="0.423cm" svg:x="7.741cm" svg:y="1.765cm">
          <draw:text-box>
            <text:p text:style-name="P4"><text:span text:style-name="T20">Encoding</text:span></text:p>
          </draw:text-box>
        </draw:frame>
        <draw:polygon draw:style-name="gr6" draw:text-style-name="P7" draw:layer="layout" svg:width="3.298cm" svg:height="0.027cm" svg:x="16.28cm" svg:y="1.861cm" svg:viewBox="0 0 3299 28" draw:points="0,0 3299,0 3299,28 0,28">
          <text:p/>
        </draw:polygon>
        <draw:frame draw:style-name="gr7" draw:text-style-name="P8" draw:layer="layout" svg:width="5.552cm" svg:height="0.423cm" svg:x="14.043cm" svg:y="1.526cm">
          <draw:text-box>
            <text:p text:style-name="P4"><text:span text:style-name="T18">Back to the </text:span><text:span text:style-name="T20">Table of Contents</text:span></text:p>
          </draw:text-box>
        </draw:frame>
        <draw:polygon draw:style-name="gr6" draw:text-style-name="P7" draw:layer="layout" svg:width="1.716cm" svg:height="0.026cm" svg:x="1.555cm" svg:y="2.762cm" svg:viewBox="0 0 1717 27" draw:points="0,0 1717,0 1717,27 0,27">
          <text:p/>
        </draw:polygon>
        <draw:frame draw:style-name="gr13" draw:text-style-name="P14" draw:layer="layout" svg:width="2.978cm" svg:height="0.352cm" svg:x="1.2cm" svg:y="2.494cm">
          <draw:text-box>
            <text:p text:style-name="P4"><text:span text:style-name="T21">© </text:span><text:span text:style-name="T22">John Morris</text:span><text:span text:style-name="T21">, 199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" svg:font-family="Courier"/>
    <style:font-face style:name="Helvetica" svg:font-family="Helvetica"/>
    <style:font-face style:name="HelveticaOblique" svg:font-family="HelveticaOblique"/>
    <style:font-face style:name="Times" svg:font-family="Time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0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9" style:page-layout-name="PM0" draw:style-name="Mdp1"/>
    <style:master-page style:name="master-page5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18T12:55:59.633714964</dc:date>
    <meta:editing-duration>PT10M14S</meta:editing-duration>
    <meta:editing-cycles>1</meta:editing-cycles>
    <meta:document-statistic meta:object-count="142"/>
    <meta:generator>LibreOffice/5.3.2.2$Linux_X86_64 LibreOffice_project/30m0$Build-2</meta:generator>
  </office:meta>
</office:document-meta>
</file>